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1"/>
    </style:style>
    <style:style style:name="ce2" style:family="table-cell" style:parent-style-name="Default" style:data-style-name="N99"/>
    <style:style style:name="ce5" style:family="table-cell" style:parent-style-name="Default" style:data-style-name="N0"/>
  </office:automatic-styles>
  <office:body>
    <office:spreadsheet>
      <table:table table:name="Zamówieni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116" calcext:value-type="float">
            <text:p>116</text:p>
          </table:table-cell>
          <table:table-cell table:formula="of:=SUM([.C3:.C22])" office:value-type="float" office:value="94" calcext:value-type="float">
            <text:p>9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G3:.G22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MAX(0;[.B3]+RANDBETWEEN(-5;5))" office:value-type="float" office:value="0" calcext:value-type="float">
            <text:p>0</text:p>
          </table:table-cell>
          <table:table-cell table:number-columns-repeated="3"/>
          <table:table-cell table:formula="of:=[$Obliczenia.V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4]+RANDBETWEEN(-5;5))" office:value-type="float" office:value="6" calcext:value-type="float">
            <text:p>6</text:p>
          </table:table-cell>
          <table:table-cell table:number-columns-repeated="3"/>
          <table:table-cell table:formula="of:=[$Obliczenia.V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MAX(0;[.B5]+RANDBETWEEN(-5;5))" office:value-type="float" office:value="5" calcext:value-type="float">
            <text:p>5</text:p>
          </table:table-cell>
          <table:table-cell table:number-columns-repeated="3"/>
          <table:table-cell table:formula="of:=[$Obliczenia.V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MAX(0;[.B6]+RANDBETWEEN(-5;5))" office:value-type="float" office:value="11" calcext:value-type="float">
            <text:p>11</text:p>
          </table:table-cell>
          <table:table-cell table:number-columns-repeated="3"/>
          <table:table-cell table:formula="of:=[$Obliczenia.V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7]+RANDBETWEEN(-5;5))" office:value-type="float" office:value="5" calcext:value-type="float">
            <text:p>5</text:p>
          </table:table-cell>
          <table:table-cell table:number-columns-repeated="3"/>
          <table:table-cell table:formula="of:=[$Obliczenia.V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8]+RANDBETWEEN(-5;5))" office:value-type="float" office:value="9" calcext:value-type="float">
            <text:p>9</text:p>
          </table:table-cell>
          <table:table-cell table:number-columns-repeated="3"/>
          <table:table-cell table:formula="of:=[$Obliczenia.V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9]+RANDBETWEEN(-5;5))" office:value-type="float" office:value="11" calcext:value-type="float">
            <text:p>11</text:p>
          </table:table-cell>
          <table:table-cell table:number-columns-repeated="3"/>
          <table:table-cell table:formula="of:=[$Obliczenia.V1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0]+RANDBETWEEN(-5;5))" office:value-type="float" office:value="2" calcext:value-type="float">
            <text:p>2</text:p>
          </table:table-cell>
          <table:table-cell table:number-columns-repeated="3"/>
          <table:table-cell table:formula="of:=[$Obliczenia.V1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11]+RANDBETWEEN(-5;5))" office:value-type="float" office:value="5" calcext:value-type="float">
            <text:p>5</text:p>
          </table:table-cell>
          <table:table-cell table:number-columns-repeated="3"/>
          <table:table-cell table:formula="of:=[$Obliczenia.V1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12]+RANDBETWEEN(-5;5))" office:value-type="float" office:value="6" calcext:value-type="float">
            <text:p>6</text:p>
          </table:table-cell>
          <table:table-cell table:number-columns-repeated="3"/>
          <table:table-cell table:formula="of:=[$Obliczenia.V1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13]+RANDBETWEEN(-5;5))" office:value-type="float" office:value="4" calcext:value-type="float">
            <text:p>4</text:p>
          </table:table-cell>
          <table:table-cell table:number-columns-repeated="3"/>
          <table:table-cell table:formula="of:=[$Obliczenia.V14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4]+RANDBETWEEN(-5;5))" office:value-type="float" office:value="0" calcext:value-type="float">
            <text:p>0</text:p>
          </table:table-cell>
          <table:table-cell table:number-columns-repeated="3"/>
          <table:table-cell table:formula="of:=[$Obliczenia.V1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15]+RANDBETWEEN(-5;5))" office:value-type="float" office:value="1" calcext:value-type="float">
            <text:p>1</text:p>
          </table:table-cell>
          <table:table-cell table:number-columns-repeated="3"/>
          <table:table-cell table:formula="of:=[$Obliczenia.V1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6]+RANDBETWEEN(-5;5))" office:value-type="float" office:value="5" calcext:value-type="float">
            <text:p>5</text:p>
          </table:table-cell>
          <table:table-cell table:number-columns-repeated="3"/>
          <table:table-cell table:formula="of:=[$Obliczenia.V1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17]+RANDBETWEEN(-5;5))" office:value-type="float" office:value="3" calcext:value-type="float">
            <text:p>3</text:p>
          </table:table-cell>
          <table:table-cell table:number-columns-repeated="3"/>
          <table:table-cell table:formula="of:=[$Obliczenia.V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MAX(0;[.B18]+RANDBETWEEN(-5;5))" office:value-type="float" office:value="1" calcext:value-type="float">
            <text:p>1</text:p>
          </table:table-cell>
          <table:table-cell table:number-columns-repeated="3"/>
          <table:table-cell table:formula="of:=[$Obliczenia.V1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9]+RANDBETWEEN(-5;5))" office:value-type="float" office:value="14" calcext:value-type="float">
            <text:p>14</text:p>
          </table:table-cell>
          <table:table-cell table:number-columns-repeated="3"/>
          <table:table-cell table:formula="of:=[$Obliczenia.V2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20]+RANDBETWEEN(-5;5))" office:value-type="float" office:value="0" calcext:value-type="float">
            <text:p>0</text:p>
          </table:table-cell>
          <table:table-cell table:number-columns-repeated="3"/>
          <table:table-cell table:formula="of:=[$Obliczenia.V2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21]+RANDBETWEEN(-5;5))" office:value-type="float" office:value="1" calcext:value-type="float">
            <text:p>1</text:p>
          </table:table-cell>
          <table:table-cell table:number-columns-repeated="3"/>
          <table:table-cell table:formula="of:=[$Obliczenia.V2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22]+RANDBETWEEN(-5;5))" office:value-type="float" office:value="5" calcext:value-type="float">
            <text:p>5</text:p>
          </table:table-cell>
          <table:table-cell table:number-columns-repeated="3"/>
          <table:table-cell table:formula="of:=[$Obliczenia.V23]" office:value-type="float" office:value="15" calcext:value-type="float">
            <text:p>15</text:p>
          </table:table-cell>
        </table:table-row>
      </table:table>
      <table:table table:name="Obliczenia" table:style-name="ta1"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 table:number-columns-repeated="5"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number-columns-repeated="2"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współczynnik skalowania</text:p>
          </table:table-cell>
          <table:table-cell table:formula="of:=([.E3]+[.C3])/[.B3]" office:value-type="float" office:value="4.94827586206897" calcext:value-type="float">
            <text:p>4,94827586206897</text:p>
          </table:table-cell>
          <table:table-cell table:formula="of:=[.I2]*[.$E$3]/[.I3]" office:value-type="float" office:value="4.91754122938531" calcext:value-type="float">
            <text:p>4,91754122938531</text:p>
          </table:table-cell>
          <table:table-cell table:formula="of:=[.J2]*[.$E$3]/[.J3]" office:value-type="float" office:value="4.92333863901458" calcext:value-type="float">
            <text:p>4,92333863901458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[$Zamówienie.B2]" office:value-type="float" office:value="116" calcext:value-type="float">
            <text:p>116</text:p>
          </table:table-cell>
          <table:table-cell table:formula="of:=[$Zamówienie.C2]" office:value-type="float" office:value="94" calcext:value-type="float">
            <text:p>94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3"/>
          <table:table-cell table:formula="of:=SUM([.I4:.I23])" office:value-type="float" office:value="483" calcext:value-type="float">
            <text:p>483</text:p>
          </table:table-cell>
          <table:table-cell table:formula="of:=SUM([.J4:.J23])" office:value-type="float" office:value="479.434782608696" calcext:value-type="float">
            <text:p>479,434782608696</text:p>
          </table:table-cell>
          <table:table-cell table:formula="of:=SUM([.K4:.K23])" office:value-type="float" office:value="480.107282125691" calcext:value-type="float">
            <text:p>480,107282125691</text:p>
          </table:table-cell>
          <table:table-cell/>
          <table:table-cell table:formula="of:=SUM([.M4:.M23])" office:value-type="float" office:value="470" calcext:value-type="float">
            <text:p>470</text:p>
          </table:table-cell>
          <table:table-cell/>
          <table:table-cell table:formula="of:=SUM([.O4:.O23])" office:value-type="float" office:value="10" calcext:value-type="float">
            <text:p>10</text:p>
          </table:table-cell>
          <table:table-cell table:number-columns-repeated="4"/>
          <table:table-cell table:style-name="Default" table:formula="of:=[.E3]-[.M3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5" calcext:value-type="float">
            <text:p>5</text:p>
          </table:table-cell>
          <table:table-cell table:formula="of:=[$Zamówienie.C3]" office:value-type="float" office:value="0" calcext:value-type="float">
            <text:p>0</text:p>
          </table:table-cell>
          <table:table-cell table:number-columns-repeated="5"/>
          <table:table-cell table:formula="of:=MAX(0;[.$B4]*[.I$2]-[.$C4])" office:value-type="float" office:value="24.7413793103448" calcext:value-type="float">
            <text:p>24,7413793103448</text:p>
          </table:table-cell>
          <table:table-cell table:formula="of:=MAX(0;[.$B4]*[.J$2]-[.$C4])" office:value-type="float" office:value="24.5877061469265" calcext:value-type="float">
            <text:p>24,5877061469265</text:p>
          </table:table-cell>
          <table:table-cell table:formula="of:=MAX(0;[.$B4]*[.K$2]-[.$C4])" office:value-type="float" office:value="24.6166931950729" calcext:value-type="float">
            <text:p>24,6166931950729</text:p>
          </table:table-cell>
          <table:table-cell/>
          <table:table-cell table:formula="of:=ROUNDDOWN([.K4])" office:value-type="float" office:value="24" calcext:value-type="float">
            <text:p>24</text:p>
          </table:table-cell>
          <table:table-cell table:formula="of:=[.I4]-[.M4]" office:value-type="float" office:value="0.741379310344826" calcext:value-type="float">
            <text:p>0,741379310344826</text:p>
          </table:table-cell>
          <table:table-cell table:formula="of:=IF(COUNTIF([.$S$4:.$S$23];&quot;=&quot;&amp;[.N4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R4]&lt;=[.T$3];LARGE([.$N$4:.$N$23];[.R4]);&quot;&quot;)" office:value-type="float" office:value="0.896551724137931" calcext:value-type="float">
            <text:p>0,896551724137931</text:p>
          </table:table-cell>
          <table:table-cell table:number-columns-repeated="2"/>
          <table:table-cell table:formula="of:=[.O4]+[.M4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10" calcext:value-type="float">
            <text:p>10</text:p>
          </table:table-cell>
          <table:table-cell table:formula="of:=[$Zamówienie.C4]" office:value-type="float" office:value="6" calcext:value-type="float">
            <text:p>6</text:p>
          </table:table-cell>
          <table:table-cell table:number-columns-repeated="5"/>
          <table:table-cell table:formula="of:=MAX(0;[.$B5]*[.I$2]-[.$C5])" office:value-type="float" office:value="43.4827586206897" calcext:value-type="float">
            <text:p>43,4827586206897</text:p>
          </table:table-cell>
          <table:table-cell table:formula="of:=MAX(0;[.$B5]*[.J$2]-[.$C5])" office:value-type="float" office:value="43.1754122938531" calcext:value-type="float">
            <text:p>43,1754122938531</text:p>
          </table:table-cell>
          <table:table-cell table:formula="of:=MAX(0;[.$B5]*[.K$2]-[.$C5])" office:value-type="float" office:value="43.2333863901458" calcext:value-type="float">
            <text:p>43,2333863901458</text:p>
          </table:table-cell>
          <table:table-cell/>
          <table:table-cell table:formula="of:=ROUNDDOWN([.K5])" office:value-type="float" office:value="43" calcext:value-type="float">
            <text:p>43</text:p>
          </table:table-cell>
          <table:table-cell table:formula="of:=[.I5]-[.M5]" office:value-type="float" office:value="0.482758620689651" calcext:value-type="float">
            <text:p>0,482758620689651</text:p>
          </table:table-cell>
          <table:table-cell table:formula="of:=IF(AND(COUNTIF([.$S$4:.$S$23];&quot;=&quot;&amp;[.N5]);SUM([.O$4:.O4])&lt;[.T$3]);1;0)" office:value-type="float" office:value="0" calcext:value-type="float">
            <text:p>0</text:p>
          </table:table-cell>
          <table:table-cell table:number-columns-repeated="2"/>
          <table:table-cell table:formula="of:=[.R4]+COUNTIF([.$N$4:.$N$23];&quot;=&quot;&amp;[.S4])" office:value-type="float" office:value="3" calcext:value-type="float">
            <text:p>3</text:p>
          </table:table-cell>
          <table:table-cell table:formula="of:=IF([.R5]&lt;=[.T$3];LARGE([.$N$4:.$N$23];[.R5]);&quot;&quot;)" office:value-type="float" office:value="0.844827586206897" calcext:value-type="float">
            <text:p>0,844827586206897</text:p>
          </table:table-cell>
          <table:table-cell table:number-columns-repeated="2"/>
          <table:table-cell table:formula="of:=[.O5]+[.M5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9" calcext:value-type="float">
            <text:p>9</text:p>
          </table:table-cell>
          <table:table-cell table:formula="of:=[$Zamówienie.C5]" office:value-type="float" office:value="5" calcext:value-type="float">
            <text:p>5</text:p>
          </table:table-cell>
          <table:table-cell table:number-columns-repeated="5"/>
          <table:table-cell table:formula="of:=MAX(0;[.$B6]*[.I$2]-[.$C6])" office:value-type="float" office:value="39.5344827586207" calcext:value-type="float">
            <text:p>39,5344827586207</text:p>
          </table:table-cell>
          <table:table-cell table:formula="of:=MAX(0;[.$B6]*[.J$2]-[.$C6])" office:value-type="float" office:value="39.2578710644678" calcext:value-type="float">
            <text:p>39,2578710644678</text:p>
          </table:table-cell>
          <table:table-cell table:formula="of:=MAX(0;[.$B6]*[.K$2]-[.$C6])" office:value-type="float" office:value="39.3100477511312" calcext:value-type="float">
            <text:p>39,3100477511312</text:p>
          </table:table-cell>
          <table:table-cell/>
          <table:table-cell table:formula="of:=ROUNDDOWN([.K6])" office:value-type="float" office:value="39" calcext:value-type="float">
            <text:p>39</text:p>
          </table:table-cell>
          <table:table-cell table:formula="of:=[.I6]-[.M6]" office:value-type="float" office:value="0.53448275862069" calcext:value-type="float">
            <text:p>0,53448275862069</text:p>
          </table:table-cell>
          <table:table-cell table:formula="of:=IF(AND(COUNTIF([.$S$4:.$S$23];&quot;=&quot;&amp;[.N6]);SUM([.O$4:.O5])&lt;[.T$3]);1;0)" office:value-type="float" office:value="0" calcext:value-type="float">
            <text:p>0</text:p>
          </table:table-cell>
          <table:table-cell table:number-columns-repeated="2"/>
          <table:table-cell table:formula="of:=[.R5]+COUNTIF([.$N$4:.$N$23];&quot;=&quot;&amp;[.S5])" office:value-type="float" office:value="6" calcext:value-type="float">
            <text:p>6</text:p>
          </table:table-cell>
          <table:table-cell table:formula="of:=IF([.R6]&lt;=[.T$3];LARGE([.$N$4:.$N$23];[.R6]);&quot;&quot;)" office:value-type="float" office:value="0.793103448275861" calcext:value-type="float">
            <text:p>0,793103448275861</text:p>
          </table:table-cell>
          <table:table-cell table:number-columns-repeated="2"/>
          <table:table-cell table:formula="of:=[.O6]+[.M6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9" calcext:value-type="float">
            <text:p>9</text:p>
          </table:table-cell>
          <table:table-cell table:formula="of:=[$Zamówienie.C6]" office:value-type="float" office:value="11" calcext:value-type="float">
            <text:p>11</text:p>
          </table:table-cell>
          <table:table-cell table:number-columns-repeated="5"/>
          <table:table-cell table:formula="of:=MAX(0;[.$B7]*[.I$2]-[.$C7])" office:value-type="float" office:value="33.5344827586207" calcext:value-type="float">
            <text:p>33,5344827586207</text:p>
          </table:table-cell>
          <table:table-cell table:formula="of:=MAX(0;[.$B7]*[.J$2]-[.$C7])" office:value-type="float" office:value="33.2578710644678" calcext:value-type="float">
            <text:p>33,2578710644678</text:p>
          </table:table-cell>
          <table:table-cell table:formula="of:=MAX(0;[.$B7]*[.K$2]-[.$C7])" office:value-type="float" office:value="33.3100477511312" calcext:value-type="float">
            <text:p>33,3100477511312</text:p>
          </table:table-cell>
          <table:table-cell/>
          <table:table-cell table:formula="of:=ROUNDDOWN([.K7])" office:value-type="float" office:value="33" calcext:value-type="float">
            <text:p>33</text:p>
          </table:table-cell>
          <table:table-cell table:formula="of:=[.I7]-[.M7]" office:value-type="float" office:value="0.53448275862069" calcext:value-type="float">
            <text:p>0,53448275862069</text:p>
          </table:table-cell>
          <table:table-cell table:formula="of:=IF(AND(COUNTIF([.$S$4:.$S$23];&quot;=&quot;&amp;[.N7]);SUM([.O$4:.O6])&lt;[.T$3]);1;0)" office:value-type="float" office:value="0" calcext:value-type="float">
            <text:p>0</text:p>
          </table:table-cell>
          <table:table-cell table:number-columns-repeated="2"/>
          <table:table-cell table:formula="of:=[.R6]+COUNTIF([.$N$4:.$N$23];&quot;=&quot;&amp;[.S6])" office:value-type="float" office:value="7" calcext:value-type="float">
            <text:p>7</text:p>
          </table:table-cell>
          <table:table-cell table:style-name="ce5" table:formula="of:=IF([.R7]&lt;=[.T$3];LARGE([.$N$4:.$N$23];[.R7]);&quot;&quot;)" office:value-type="float" office:value="0.741379310344826" calcext:value-type="float">
            <text:p>0,741379310344826</text:p>
          </table:table-cell>
          <table:table-cell table:number-columns-repeated="2"/>
          <table:table-cell table:formula="of:=[.O7]+[.M7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7" calcext:value-type="float">
            <text:p>7</text:p>
          </table:table-cell>
          <table:table-cell table:formula="of:=[$Zamówienie.C7]" office:value-type="float" office:value="5" calcext:value-type="float">
            <text:p>5</text:p>
          </table:table-cell>
          <table:table-cell table:number-columns-repeated="5"/>
          <table:table-cell table:formula="of:=MAX(0;[.$B8]*[.I$2]-[.$C8])" office:value-type="float" office:value="29.6379310344828" calcext:value-type="float">
            <text:p>29,6379310344828</text:p>
          </table:table-cell>
          <table:table-cell table:formula="of:=MAX(0;[.$B8]*[.J$2]-[.$C8])" office:value-type="float" office:value="29.4227886056971" calcext:value-type="float">
            <text:p>29,4227886056971</text:p>
          </table:table-cell>
          <table:table-cell table:formula="of:=MAX(0;[.$B8]*[.K$2]-[.$C8])" office:value-type="float" office:value="29.4633704731021" calcext:value-type="float">
            <text:p>29,4633704731021</text:p>
          </table:table-cell>
          <table:table-cell/>
          <table:table-cell table:formula="of:=ROUNDDOWN([.K8])" office:value-type="float" office:value="29" calcext:value-type="float">
            <text:p>29</text:p>
          </table:table-cell>
          <table:table-cell table:formula="of:=[.I8]-[.M8]" office:value-type="float" office:value="0.637931034482754" calcext:value-type="float">
            <text:p>0,637931034482754</text:p>
          </table:table-cell>
          <table:table-cell table:formula="of:=IF(AND(COUNTIF([.$S$4:.$S$23];&quot;=&quot;&amp;[.N8]);SUM([.O$4:.O7])&lt;[.T$3]);1;0)" office:value-type="float" office:value="0" calcext:value-type="float">
            <text:p>0</text:p>
          </table:table-cell>
          <table:table-cell table:number-columns-repeated="2"/>
          <table:table-cell table:formula="of:=[.R7]+COUNTIF([.$N$4:.$N$23];&quot;=&quot;&amp;[.S7])" office:value-type="float" office:value="9" calcext:value-type="float">
            <text:p>9</text:p>
          </table:table-cell>
          <table:table-cell table:style-name="ce5" table:formula="of:=IF([.R8]&lt;=[.T$3];LARGE([.$N$4:.$N$23];[.R8]);&quot;&quot;)" office:value-type="float" office:value="0.689655172413794" calcext:value-type="float">
            <text:p>0,689655172413794</text:p>
          </table:table-cell>
          <table:table-cell table:number-columns-repeated="2"/>
          <table:table-cell table:formula="of:=[.O8]+[.M8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10" calcext:value-type="float">
            <text:p>10</text:p>
          </table:table-cell>
          <table:table-cell table:formula="of:=[$Zamówienie.C8]" office:value-type="float" office:value="9" calcext:value-type="float">
            <text:p>9</text:p>
          </table:table-cell>
          <table:table-cell table:number-columns-repeated="5"/>
          <table:table-cell table:formula="of:=MAX(0;[.$B9]*[.I$2]-[.$C9])" office:value-type="float" office:value="40.4827586206897" calcext:value-type="float">
            <text:p>40,4827586206897</text:p>
          </table:table-cell>
          <table:table-cell table:formula="of:=MAX(0;[.$B9]*[.J$2]-[.$C9])" office:value-type="float" office:value="40.1754122938531" calcext:value-type="float">
            <text:p>40,1754122938531</text:p>
          </table:table-cell>
          <table:table-cell table:formula="of:=MAX(0;[.$B9]*[.K$2]-[.$C9])" office:value-type="float" office:value="40.2333863901458" calcext:value-type="float">
            <text:p>40,2333863901458</text:p>
          </table:table-cell>
          <table:table-cell/>
          <table:table-cell table:formula="of:=ROUNDDOWN([.K9])" office:value-type="float" office:value="40" calcext:value-type="float">
            <text:p>40</text:p>
          </table:table-cell>
          <table:table-cell table:formula="of:=[.I9]-[.M9]" office:value-type="float" office:value="0.482758620689651" calcext:value-type="float">
            <text:p>0,482758620689651</text:p>
          </table:table-cell>
          <table:table-cell table:formula="of:=IF(AND(COUNTIF([.$S$4:.$S$23];&quot;=&quot;&amp;[.N9]);SUM([.O$4:.O8])&lt;[.T$3]);1;0)" office:value-type="float" office:value="0" calcext:value-type="float">
            <text:p>0</text:p>
          </table:table-cell>
          <table:table-cell table:number-columns-repeated="2"/>
          <table:table-cell table:formula="of:=[.R8]+COUNTIF([.$N$4:.$N$23];&quot;=&quot;&amp;[.S8])" office:value-type="float" office:value="11" calcext:value-type="float">
            <text:p>11</text:p>
          </table:table-cell>
          <table:table-cell table:style-name="ce5" table:formula="of:=IF([.R9]&lt;=[.T$3];LARGE([.$N$4:.$N$23];[.R9]);&quot;&quot;)">
            <text:p/>
          </table:table-cell>
          <table:table-cell table:number-columns-repeated="2"/>
          <table:table-cell table:formula="of:=[.O9]+[.M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7" calcext:value-type="float">
            <text:p>7</text:p>
          </table:table-cell>
          <table:table-cell table:formula="of:=[$Zamówienie.C9]" office:value-type="float" office:value="11" calcext:value-type="float">
            <text:p>11</text:p>
          </table:table-cell>
          <table:table-cell table:number-columns-repeated="5"/>
          <table:table-cell table:formula="of:=MAX(0;[.$B10]*[.I$2]-[.$C10])" office:value-type="float" office:value="23.6379310344828" calcext:value-type="float">
            <text:p>23,6379310344828</text:p>
          </table:table-cell>
          <table:table-cell table:formula="of:=MAX(0;[.$B10]*[.J$2]-[.$C10])" office:value-type="float" office:value="23.4227886056971" calcext:value-type="float">
            <text:p>23,4227886056971</text:p>
          </table:table-cell>
          <table:table-cell table:formula="of:=MAX(0;[.$B10]*[.K$2]-[.$C10])" office:value-type="float" office:value="23.4633704731021" calcext:value-type="float">
            <text:p>23,4633704731021</text:p>
          </table:table-cell>
          <table:table-cell/>
          <table:table-cell table:formula="of:=ROUNDDOWN([.K10])" office:value-type="float" office:value="23" calcext:value-type="float">
            <text:p>23</text:p>
          </table:table-cell>
          <table:table-cell table:formula="of:=[.I10]-[.M10]" office:value-type="float" office:value="0.637931034482754" calcext:value-type="float">
            <text:p>0,637931034482754</text:p>
          </table:table-cell>
          <table:table-cell table:formula="of:=IF(AND(COUNTIF([.$S$4:.$S$23];&quot;=&quot;&amp;[.N10]);SUM([.O$4:.O9])&lt;[.T$3]);1;0)" office:value-type="float" office:value="0" calcext:value-type="float">
            <text:p>0</text:p>
          </table:table-cell>
          <table:table-cell table:number-columns-repeated="2"/>
          <table:table-cell table:formula="of:=[.R9]+COUNTIF([.$N$4:.$N$23];&quot;=&quot;&amp;[.S9])" office:value-type="float" office:value="11" calcext:value-type="float">
            <text:p>11</text:p>
          </table:table-cell>
          <table:table-cell table:style-name="ce5" table:formula="of:=IF([.R10]&lt;=[.T$3];LARGE([.$N$4:.$N$23];[.R10]);&quot;&quot;)">
            <text:p/>
          </table:table-cell>
          <table:table-cell table:number-columns-repeated="2"/>
          <table:table-cell table:formula="of:=[.O10]+[.M10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3" calcext:value-type="float">
            <text:p>3</text:p>
          </table:table-cell>
          <table:table-cell table:formula="of:=[$Zamówienie.C10]" office:value-type="float" office:value="2" calcext:value-type="float">
            <text:p>2</text:p>
          </table:table-cell>
          <table:table-cell table:number-columns-repeated="5"/>
          <table:table-cell table:formula="of:=MAX(0;[.$B11]*[.I$2]-[.$C11])" office:value-type="float" office:value="12.8448275862069" calcext:value-type="float">
            <text:p>12,8448275862069</text:p>
          </table:table-cell>
          <table:table-cell table:formula="of:=MAX(0;[.$B11]*[.J$2]-[.$C11])" office:value-type="float" office:value="12.7526236881559" calcext:value-type="float">
            <text:p>12,7526236881559</text:p>
          </table:table-cell>
          <table:table-cell table:formula="of:=MAX(0;[.$B11]*[.K$2]-[.$C11])" office:value-type="float" office:value="12.7700159170437" calcext:value-type="float">
            <text:p>12,7700159170437</text:p>
          </table:table-cell>
          <table:table-cell/>
          <table:table-cell table:formula="of:=ROUNDDOWN([.K11])" office:value-type="float" office:value="12" calcext:value-type="float">
            <text:p>12</text:p>
          </table:table-cell>
          <table:table-cell table:formula="of:=[.I11]-[.M11]" office:value-type="float" office:value="0.844827586206897" calcext:value-type="float">
            <text:p>0,844827586206897</text:p>
          </table:table-cell>
          <table:table-cell table:formula="of:=IF(AND(COUNTIF([.$S$4:.$S$23];&quot;=&quot;&amp;[.N11]);SUM([.O$4:.O10])&lt;[.T$3]);1;0)" office:value-type="float" office:value="1" calcext:value-type="float">
            <text:p>1</text:p>
          </table:table-cell>
          <table:table-cell table:number-columns-repeated="2"/>
          <table:table-cell table:formula="of:=[.R10]+COUNTIF([.$N$4:.$N$23];&quot;=&quot;&amp;[.S10])" office:value-type="float" office:value="11" calcext:value-type="float">
            <text:p>11</text:p>
          </table:table-cell>
          <table:table-cell table:style-name="ce5" table:formula="of:=IF([.R11]&lt;=[.T$3];LARGE([.$N$4:.$N$23];[.R11]);&quot;&quot;)">
            <text:p/>
          </table:table-cell>
          <table:table-cell table:number-columns-repeated="2"/>
          <table:table-cell table:formula="of:=[.O11]+[.M11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6" calcext:value-type="float">
            <text:p>6</text:p>
          </table:table-cell>
          <table:table-cell table:formula="of:=[$Zamówienie.C11]" office:value-type="float" office:value="5" calcext:value-type="float">
            <text:p>5</text:p>
          </table:table-cell>
          <table:table-cell table:number-columns-repeated="5"/>
          <table:table-cell table:formula="of:=MAX(0;[.$B12]*[.I$2]-[.$C12])" office:value-type="float" office:value="24.6896551724138" calcext:value-type="float">
            <text:p>24,6896551724138</text:p>
          </table:table-cell>
          <table:table-cell table:formula="of:=MAX(0;[.$B12]*[.J$2]-[.$C12])" office:value-type="float" office:value="24.5052473763118" calcext:value-type="float">
            <text:p>24,5052473763118</text:p>
          </table:table-cell>
          <table:table-cell table:formula="of:=MAX(0;[.$B12]*[.K$2]-[.$C12])" office:value-type="float" office:value="24.5400318340875" calcext:value-type="float">
            <text:p>24,5400318340875</text:p>
          </table:table-cell>
          <table:table-cell/>
          <table:table-cell table:formula="of:=ROUNDDOWN([.K12])" office:value-type="float" office:value="24" calcext:value-type="float">
            <text:p>24</text:p>
          </table:table-cell>
          <table:table-cell table:formula="of:=[.I12]-[.M12]" office:value-type="float" office:value="0.689655172413794" calcext:value-type="float">
            <text:p>0,689655172413794</text:p>
          </table:table-cell>
          <table:table-cell table:formula="of:=IF(AND(COUNTIF([.$S$4:.$S$23];&quot;=&quot;&amp;[.N12]);SUM([.O$4:.O11])&lt;[.T$3]);1;0)" office:value-type="float" office:value="1" calcext:value-type="float">
            <text:p>1</text:p>
          </table:table-cell>
          <table:table-cell table:number-columns-repeated="2"/>
          <table:table-cell table:formula="of:=[.R11]+COUNTIF([.$N$4:.$N$23];&quot;=&quot;&amp;[.S11])" office:value-type="float" office:value="11" calcext:value-type="float">
            <text:p>11</text:p>
          </table:table-cell>
          <table:table-cell table:style-name="ce5" table:formula="of:=IF([.R12]&lt;=[.T$3];LARGE([.$N$4:.$N$23];[.R12]);&quot;&quot;)">
            <text:p/>
          </table:table-cell>
          <table:table-cell table:number-columns-repeated="2"/>
          <table:table-cell table:formula="of:=[.O12]+[.M12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7" calcext:value-type="float">
            <text:p>7</text:p>
          </table:table-cell>
          <table:table-cell table:formula="of:=[$Zamówienie.C12]" office:value-type="float" office:value="6" calcext:value-type="float">
            <text:p>6</text:p>
          </table:table-cell>
          <table:table-cell table:number-columns-repeated="5"/>
          <table:table-cell table:formula="of:=MAX(0;[.$B13]*[.I$2]-[.$C13])" office:value-type="float" office:value="28.6379310344828" calcext:value-type="float">
            <text:p>28,6379310344828</text:p>
          </table:table-cell>
          <table:table-cell table:formula="of:=MAX(0;[.$B13]*[.J$2]-[.$C13])" office:value-type="float" office:value="28.4227886056971" calcext:value-type="float">
            <text:p>28,4227886056971</text:p>
          </table:table-cell>
          <table:table-cell table:formula="of:=MAX(0;[.$B13]*[.K$2]-[.$C13])" office:value-type="float" office:value="28.4633704731021" calcext:value-type="float">
            <text:p>28,4633704731021</text:p>
          </table:table-cell>
          <table:table-cell/>
          <table:table-cell table:formula="of:=ROUNDDOWN([.K13])" office:value-type="float" office:value="28" calcext:value-type="float">
            <text:p>28</text:p>
          </table:table-cell>
          <table:table-cell table:formula="of:=[.I13]-[.M13]" office:value-type="float" office:value="0.637931034482754" calcext:value-type="float">
            <text:p>0,637931034482754</text:p>
          </table:table-cell>
          <table:table-cell table:formula="of:=IF(AND(COUNTIF([.$S$4:.$S$23];&quot;=&quot;&amp;[.N13]);SUM([.O$4:.O12])&lt;[.T$3]);1;0)" office:value-type="float" office:value="0" calcext:value-type="float">
            <text:p>0</text:p>
          </table:table-cell>
          <table:table-cell table:number-columns-repeated="2"/>
          <table:table-cell table:formula="of:=[.R12]+COUNTIF([.$N$4:.$N$23];&quot;=&quot;&amp;[.S12])" office:value-type="float" office:value="11" calcext:value-type="float">
            <text:p>11</text:p>
          </table:table-cell>
          <table:table-cell table:style-name="ce5" table:formula="of:=IF([.R13]&lt;=[.T$3];LARGE([.$N$4:.$N$23];[.R13]);&quot;&quot;)">
            <text:p/>
          </table:table-cell>
          <table:table-cell table:number-columns-repeated="2"/>
          <table:table-cell table:formula="of:=[.O13]+[.M13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8" calcext:value-type="float">
            <text:p>8</text:p>
          </table:table-cell>
          <table:table-cell table:formula="of:=[$Zamówienie.C13]" office:value-type="float" office:value="4" calcext:value-type="float">
            <text:p>4</text:p>
          </table:table-cell>
          <table:table-cell table:number-columns-repeated="5"/>
          <table:table-cell table:formula="of:=MAX(0;[.$B14]*[.I$2]-[.$C14])" office:value-type="float" office:value="35.5862068965517" calcext:value-type="float">
            <text:p>35,5862068965517</text:p>
          </table:table-cell>
          <table:table-cell table:formula="of:=MAX(0;[.$B14]*[.J$2]-[.$C14])" office:value-type="float" office:value="35.3403298350825" calcext:value-type="float">
            <text:p>35,3403298350825</text:p>
          </table:table-cell>
          <table:table-cell table:formula="of:=MAX(0;[.$B14]*[.K$2]-[.$C14])" office:value-type="float" office:value="35.3867091121167" calcext:value-type="float">
            <text:p>35,3867091121167</text:p>
          </table:table-cell>
          <table:table-cell/>
          <table:table-cell table:formula="of:=ROUNDDOWN([.K14])" office:value-type="float" office:value="35" calcext:value-type="float">
            <text:p>35</text:p>
          </table:table-cell>
          <table:table-cell table:formula="of:=[.I14]-[.M14]" office:value-type="float" office:value="0.586206896551722" calcext:value-type="float">
            <text:p>0,586206896551722</text:p>
          </table:table-cell>
          <table:table-cell table:formula="of:=IF(AND(COUNTIF([.$S$4:.$S$23];&quot;=&quot;&amp;[.N14]);SUM([.O$4:.O13])&lt;[.T$3]);1;0)" office:value-type="float" office:value="0" calcext:value-type="float">
            <text:p>0</text:p>
          </table:table-cell>
          <table:table-cell table:number-columns-repeated="2"/>
          <table:table-cell table:formula="of:=[.R13]+COUNTIF([.$N$4:.$N$23];&quot;=&quot;&amp;[.S13])" office:value-type="float" office:value="11" calcext:value-type="float">
            <text:p>11</text:p>
          </table:table-cell>
          <table:table-cell table:style-name="ce5" table:formula="of:=IF([.R14]&lt;=[.T$3];LARGE([.$N$4:.$N$23];[.R14]);&quot;&quot;)">
            <text:p/>
          </table:table-cell>
          <table:table-cell table:number-columns-repeated="2"/>
          <table:table-cell table:formula="of:=[.O14]+[.M1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3" calcext:value-type="float">
            <text:p>3</text:p>
          </table:table-cell>
          <table:table-cell table:formula="of:=[$Zamówienie.C14]" office:value-type="float" office:value="0" calcext:value-type="float">
            <text:p>0</text:p>
          </table:table-cell>
          <table:table-cell table:number-columns-repeated="5"/>
          <table:table-cell table:formula="of:=MAX(0;[.$B15]*[.I$2]-[.$C15])" office:value-type="float" office:value="14.8448275862069" calcext:value-type="float">
            <text:p>14,8448275862069</text:p>
          </table:table-cell>
          <table:table-cell table:formula="of:=MAX(0;[.$B15]*[.J$2]-[.$C15])" office:value-type="float" office:value="14.7526236881559" calcext:value-type="float">
            <text:p>14,7526236881559</text:p>
          </table:table-cell>
          <table:table-cell table:formula="of:=MAX(0;[.$B15]*[.K$2]-[.$C15])" office:value-type="float" office:value="14.7700159170437" calcext:value-type="float">
            <text:p>14,7700159170437</text:p>
          </table:table-cell>
          <table:table-cell/>
          <table:table-cell table:formula="of:=ROUNDDOWN([.K15])" office:value-type="float" office:value="14" calcext:value-type="float">
            <text:p>14</text:p>
          </table:table-cell>
          <table:table-cell table:formula="of:=[.I15]-[.M15]" office:value-type="float" office:value="0.844827586206897" calcext:value-type="float">
            <text:p>0,844827586206897</text:p>
          </table:table-cell>
          <table:table-cell table:formula="of:=IF(AND(COUNTIF([.$S$4:.$S$23];&quot;=&quot;&amp;[.N15]);SUM([.O$4:.O14])&lt;[.T$3]);1;0)" office:value-type="float" office:value="1" calcext:value-type="float">
            <text:p>1</text:p>
          </table:table-cell>
          <table:table-cell table:number-columns-repeated="2"/>
          <table:table-cell table:formula="of:=[.R14]+COUNTIF([.$N$4:.$N$23];&quot;=&quot;&amp;[.S14])" office:value-type="float" office:value="11" calcext:value-type="float">
            <text:p>11</text:p>
          </table:table-cell>
          <table:table-cell table:style-name="ce5" table:formula="of:=IF([.R15]&lt;=[.T$3];LARGE([.$N$4:.$N$23];[.R15]);&quot;&quot;)">
            <text:p/>
          </table:table-cell>
          <table:table-cell table:number-columns-repeated="2"/>
          <table:table-cell table:formula="of:=[.O15]+[.M15]" office:value-type="float" office:value="15" calcext:value-type="float">
            <text:p>15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2" calcext:value-type="float">
            <text:p>2</text:p>
          </table:table-cell>
          <table:table-cell table:formula="of:=[$Zamówienie.C15]" office:value-type="float" office:value="1" calcext:value-type="float">
            <text:p>1</text:p>
          </table:table-cell>
          <table:table-cell table:number-columns-repeated="5"/>
          <table:table-cell table:formula="of:=MAX(0;[.$B16]*[.I$2]-[.$C16])" office:value-type="float" office:value="8.89655172413793" calcext:value-type="float">
            <text:p>8,89655172413793</text:p>
          </table:table-cell>
          <table:table-cell table:formula="of:=MAX(0;[.$B16]*[.J$2]-[.$C16])" office:value-type="float" office:value="8.83508245877061" calcext:value-type="float">
            <text:p>8,83508245877061</text:p>
          </table:table-cell>
          <table:table-cell table:formula="of:=MAX(0;[.$B16]*[.K$2]-[.$C16])" office:value-type="float" office:value="8.84667727802916" calcext:value-type="float">
            <text:p>8,84667727802916</text:p>
          </table:table-cell>
          <table:table-cell/>
          <table:table-cell table:formula="of:=ROUNDDOWN([.K16])" office:value-type="float" office:value="8" calcext:value-type="float">
            <text:p>8</text:p>
          </table:table-cell>
          <table:table-cell table:formula="of:=[.I16]-[.M16]" office:value-type="float" office:value="0.896551724137931" calcext:value-type="float">
            <text:p>0,896551724137931</text:p>
          </table:table-cell>
          <table:table-cell table:formula="of:=IF(AND(COUNTIF([.$S$4:.$S$23];&quot;=&quot;&amp;[.N16]);SUM([.O$4:.O15])&lt;[.T$3]);1;0)" office:value-type="float" office:value="1" calcext:value-type="float">
            <text:p>1</text:p>
          </table:table-cell>
          <table:table-cell table:number-columns-repeated="2"/>
          <table:table-cell table:formula="of:=[.R15]+COUNTIF([.$N$4:.$N$23];&quot;=&quot;&amp;[.S15])" office:value-type="float" office:value="11" calcext:value-type="float">
            <text:p>11</text:p>
          </table:table-cell>
          <table:table-cell table:style-name="ce5" table:formula="of:=IF([.R16]&lt;=[.T$3];LARGE([.$N$4:.$N$23];[.R16]);&quot;&quot;)">
            <text:p/>
          </table:table-cell>
          <table:table-cell table:number-columns-repeated="2"/>
          <table:table-cell table:formula="of:=[.O16]+[.M1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3" calcext:value-type="float">
            <text:p>3</text:p>
          </table:table-cell>
          <table:table-cell table:formula="of:=[$Zamówienie.C16]" office:value-type="float" office:value="5" calcext:value-type="float">
            <text:p>5</text:p>
          </table:table-cell>
          <table:table-cell table:number-columns-repeated="5"/>
          <table:table-cell table:formula="of:=MAX(0;[.$B17]*[.I$2]-[.$C17])" office:value-type="float" office:value="9.8448275862069" calcext:value-type="float">
            <text:p>9,8448275862069</text:p>
          </table:table-cell>
          <table:table-cell table:formula="of:=MAX(0;[.$B17]*[.J$2]-[.$C17])" office:value-type="float" office:value="9.75262368815592" calcext:value-type="float">
            <text:p>9,75262368815592</text:p>
          </table:table-cell>
          <table:table-cell table:formula="of:=MAX(0;[.$B17]*[.K$2]-[.$C17])" office:value-type="float" office:value="9.77001591704375" calcext:value-type="float">
            <text:p>9,77001591704375</text:p>
          </table:table-cell>
          <table:table-cell/>
          <table:table-cell table:formula="of:=ROUNDDOWN([.K17])" office:value-type="float" office:value="9" calcext:value-type="float">
            <text:p>9</text:p>
          </table:table-cell>
          <table:table-cell table:formula="of:=[.I17]-[.M17]" office:value-type="float" office:value="0.844827586206897" calcext:value-type="float">
            <text:p>0,844827586206897</text:p>
          </table:table-cell>
          <table:table-cell table:formula="of:=IF(AND(COUNTIF([.$S$4:.$S$23];&quot;=&quot;&amp;[.N17]);SUM([.O$4:.O16])&lt;[.T$3]);1;0)" office:value-type="float" office:value="1" calcext:value-type="float">
            <text:p>1</text:p>
          </table:table-cell>
          <table:table-cell table:number-columns-repeated="2"/>
          <table:table-cell table:formula="of:=[.R16]+COUNTIF([.$N$4:.$N$23];&quot;=&quot;&amp;[.S16])" office:value-type="float" office:value="11" calcext:value-type="float">
            <text:p>11</text:p>
          </table:table-cell>
          <table:table-cell table:style-name="ce5" table:formula="of:=IF([.R17]&lt;=[.T$3];LARGE([.$N$4:.$N$23];[.R17]);&quot;&quot;)">
            <text:p/>
          </table:table-cell>
          <table:table-cell table:number-columns-repeated="2"/>
          <table:table-cell table:formula="of:=[.O17]+[.M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0" calcext:value-type="float">
            <text:p>0</text:p>
          </table:table-cell>
          <table:table-cell table:formula="of:=[$Zamówienie.C17]" office:value-type="float" office:value="3" calcext:value-type="float">
            <text:p>3</text:p>
          </table:table-cell>
          <table:table-cell table:number-columns-repeated="5"/>
          <table:table-cell table:formula="of:=MAX(0;[.$B18]*[.I$2]-[.$C18])" office:value-type="float" office:value="0" calcext:value-type="float">
            <text:p>0</text:p>
          </table:table-cell>
          <table:table-cell table:formula="of:=MAX(0;[.$B18]*[.J$2]-[.$C18])" office:value-type="float" office:value="0" calcext:value-type="float">
            <text:p>0</text:p>
          </table:table-cell>
          <table:table-cell table:formula="of:=MAX(0;[.$B18]*[.K$2]-[.$C18])" office:value-type="float" office:value="0" calcext:value-type="float">
            <text:p>0</text:p>
          </table:table-cell>
          <table:table-cell/>
          <table:table-cell table:formula="of:=ROUNDDOWN([.K18])" office:value-type="float" office:value="0" calcext:value-type="float">
            <text:p>0</text:p>
          </table:table-cell>
          <table:table-cell table:formula="of:=[.I18]-[.M18]" office:value-type="float" office:value="0" calcext:value-type="float">
            <text:p>0</text:p>
          </table:table-cell>
          <table:table-cell table:formula="of:=IF(AND(COUNTIF([.$S$4:.$S$23];&quot;=&quot;&amp;[.N18]);SUM([.O$4:.O17])&lt;[.T$3]);1;0)" office:value-type="float" office:value="0" calcext:value-type="float">
            <text:p>0</text:p>
          </table:table-cell>
          <table:table-cell table:number-columns-repeated="2"/>
          <table:table-cell table:formula="of:=[.R17]+COUNTIF([.$N$4:.$N$23];&quot;=&quot;&amp;[.S17])" office:value-type="float" office:value="11" calcext:value-type="float">
            <text:p>11</text:p>
          </table:table-cell>
          <table:table-cell table:style-name="ce5" table:formula="of:=IF([.R18]&lt;=[.T$3];LARGE([.$N$4:.$N$23];[.R18]);&quot;&quot;)">
            <text:p/>
          </table:table-cell>
          <table:table-cell table:number-columns-repeated="2"/>
          <table:table-cell table:formula="of:=[.O18]+[.M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5" calcext:value-type="float">
            <text:p>5</text:p>
          </table:table-cell>
          <table:table-cell table:formula="of:=[$Zamówienie.C18]" office:value-type="float" office:value="1" calcext:value-type="float">
            <text:p>1</text:p>
          </table:table-cell>
          <table:table-cell table:number-columns-repeated="5"/>
          <table:table-cell table:formula="of:=MAX(0;[.$B19]*[.I$2]-[.$C19])" office:value-type="float" office:value="23.7413793103448" calcext:value-type="float">
            <text:p>23,7413793103448</text:p>
          </table:table-cell>
          <table:table-cell table:formula="of:=MAX(0;[.$B19]*[.J$2]-[.$C19])" office:value-type="float" office:value="23.5877061469265" calcext:value-type="float">
            <text:p>23,5877061469265</text:p>
          </table:table-cell>
          <table:table-cell table:formula="of:=MAX(0;[.$B19]*[.K$2]-[.$C19])" office:value-type="float" office:value="23.6166931950729" calcext:value-type="float">
            <text:p>23,6166931950729</text:p>
          </table:table-cell>
          <table:table-cell/>
          <table:table-cell table:formula="of:=ROUNDDOWN([.K19])" office:value-type="float" office:value="23" calcext:value-type="float">
            <text:p>23</text:p>
          </table:table-cell>
          <table:table-cell table:formula="of:=[.I19]-[.M19]" office:value-type="float" office:value="0.741379310344826" calcext:value-type="float">
            <text:p>0,741379310344826</text:p>
          </table:table-cell>
          <table:table-cell table:formula="of:=IF(AND(COUNTIF([.$S$4:.$S$23];&quot;=&quot;&amp;[.N19]);SUM([.O$4:.O18])&lt;[.T$3]);1;0)" office:value-type="float" office:value="1" calcext:value-type="float">
            <text:p>1</text:p>
          </table:table-cell>
          <table:table-cell table:number-columns-repeated="2"/>
          <table:table-cell table:formula="of:=[.R18]+COUNTIF([.$N$4:.$N$23];&quot;=&quot;&amp;[.S18])" office:value-type="float" office:value="11" calcext:value-type="float">
            <text:p>11</text:p>
          </table:table-cell>
          <table:table-cell table:style-name="ce5" table:formula="of:=IF([.R19]&lt;=[.T$3];LARGE([.$N$4:.$N$23];[.R19]);&quot;&quot;)">
            <text:p/>
          </table:table-cell>
          <table:table-cell table:number-columns-repeated="2"/>
          <table:table-cell table:formula="of:=[.O19]+[.M19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10" calcext:value-type="float">
            <text:p>10</text:p>
          </table:table-cell>
          <table:table-cell table:formula="of:=[$Zamówienie.C19]" office:value-type="float" office:value="14" calcext:value-type="float">
            <text:p>14</text:p>
          </table:table-cell>
          <table:table-cell table:number-columns-repeated="5"/>
          <table:table-cell table:formula="of:=MAX(0;[.$B20]*[.I$2]-[.$C20])" office:value-type="float" office:value="35.4827586206896" calcext:value-type="float">
            <text:p>35,4827586206896</text:p>
          </table:table-cell>
          <table:table-cell table:formula="of:=MAX(0;[.$B20]*[.J$2]-[.$C20])" office:value-type="float" office:value="35.1754122938531" calcext:value-type="float">
            <text:p>35,1754122938531</text:p>
          </table:table-cell>
          <table:table-cell table:formula="of:=MAX(0;[.$B20]*[.K$2]-[.$C20])" office:value-type="float" office:value="35.2333863901458" calcext:value-type="float">
            <text:p>35,2333863901458</text:p>
          </table:table-cell>
          <table:table-cell/>
          <table:table-cell table:formula="of:=ROUNDDOWN([.K20])" office:value-type="float" office:value="35" calcext:value-type="float">
            <text:p>35</text:p>
          </table:table-cell>
          <table:table-cell table:formula="of:=[.I20]-[.M20]" office:value-type="float" office:value="0.482758620689651" calcext:value-type="float">
            <text:p>0,482758620689651</text:p>
          </table:table-cell>
          <table:table-cell table:formula="of:=IF(AND(COUNTIF([.$S$4:.$S$23];&quot;=&quot;&amp;[.N20]);SUM([.O$4:.O19])&lt;[.T$3]);1;0)" office:value-type="float" office:value="0" calcext:value-type="float">
            <text:p>0</text:p>
          </table:table-cell>
          <table:table-cell table:number-columns-repeated="2"/>
          <table:table-cell table:formula="of:=[.R19]+COUNTIF([.$N$4:.$N$23];&quot;=&quot;&amp;[.S19])" office:value-type="float" office:value="11" calcext:value-type="float">
            <text:p>11</text:p>
          </table:table-cell>
          <table:table-cell table:style-name="ce5" table:formula="of:=IF([.R20]&lt;=[.T$3];LARGE([.$N$4:.$N$23];[.R20]);&quot;&quot;)">
            <text:p/>
          </table:table-cell>
          <table:table-cell table:number-columns-repeated="2"/>
          <table:table-cell table:formula="of:=[.O20]+[.M2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2" calcext:value-type="float">
            <text:p>2</text:p>
          </table:table-cell>
          <table:table-cell table:formula="of:=[$Zamówienie.C20]" office:value-type="float" office:value="0" calcext:value-type="float">
            <text:p>0</text:p>
          </table:table-cell>
          <table:table-cell table:number-columns-repeated="5"/>
          <table:table-cell table:formula="of:=MAX(0;[.$B21]*[.I$2]-[.$C21])" office:value-type="float" office:value="9.89655172413793" calcext:value-type="float">
            <text:p>9,89655172413793</text:p>
          </table:table-cell>
          <table:table-cell table:formula="of:=MAX(0;[.$B21]*[.J$2]-[.$C21])" office:value-type="float" office:value="9.83508245877061" calcext:value-type="float">
            <text:p>9,83508245877061</text:p>
          </table:table-cell>
          <table:table-cell table:formula="of:=MAX(0;[.$B21]*[.K$2]-[.$C21])" office:value-type="float" office:value="9.84667727802916" calcext:value-type="float">
            <text:p>9,84667727802916</text:p>
          </table:table-cell>
          <table:table-cell/>
          <table:table-cell table:formula="of:=ROUNDDOWN([.K21])" office:value-type="float" office:value="9" calcext:value-type="float">
            <text:p>9</text:p>
          </table:table-cell>
          <table:table-cell table:formula="of:=[.I21]-[.M21]" office:value-type="float" office:value="0.896551724137931" calcext:value-type="float">
            <text:p>0,896551724137931</text:p>
          </table:table-cell>
          <table:table-cell table:formula="of:=IF(AND(COUNTIF([.$S$4:.$S$23];&quot;=&quot;&amp;[.N21]);SUM([.O$4:.O20])&lt;[.T$3]);1;0)" office:value-type="float" office:value="1" calcext:value-type="float">
            <text:p>1</text:p>
          </table:table-cell>
          <table:table-cell table:number-columns-repeated="2"/>
          <table:table-cell table:formula="of:=[.R20]+COUNTIF([.$N$4:.$N$23];&quot;=&quot;&amp;[.S20])" office:value-type="float" office:value="11" calcext:value-type="float">
            <text:p>11</text:p>
          </table:table-cell>
          <table:table-cell table:style-name="ce5" table:formula="of:=IF([.R21]&lt;=[.T$3];LARGE([.$N$4:.$N$23];[.R21]);&quot;&quot;)">
            <text:p/>
          </table:table-cell>
          <table:table-cell table:number-columns-repeated="2"/>
          <table:table-cell table:formula="of:=[.O21]+[.M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6" calcext:value-type="float">
            <text:p>6</text:p>
          </table:table-cell>
          <table:table-cell table:formula="of:=[$Zamówienie.C21]" office:value-type="float" office:value="1" calcext:value-type="float">
            <text:p>1</text:p>
          </table:table-cell>
          <table:table-cell table:number-columns-repeated="5"/>
          <table:table-cell table:formula="of:=MAX(0;[.$B22]*[.I$2]-[.$C22])" office:value-type="float" office:value="28.6896551724138" calcext:value-type="float">
            <text:p>28,6896551724138</text:p>
          </table:table-cell>
          <table:table-cell table:formula="of:=MAX(0;[.$B22]*[.J$2]-[.$C22])" office:value-type="float" office:value="28.5052473763118" calcext:value-type="float">
            <text:p>28,5052473763118</text:p>
          </table:table-cell>
          <table:table-cell table:formula="of:=MAX(0;[.$B22]*[.K$2]-[.$C22])" office:value-type="float" office:value="28.5400318340875" calcext:value-type="float">
            <text:p>28,5400318340875</text:p>
          </table:table-cell>
          <table:table-cell/>
          <table:table-cell table:formula="of:=ROUNDDOWN([.K22])" office:value-type="float" office:value="28" calcext:value-type="float">
            <text:p>28</text:p>
          </table:table-cell>
          <table:table-cell table:formula="of:=[.I22]-[.M22]" office:value-type="float" office:value="0.689655172413794" calcext:value-type="float">
            <text:p>0,689655172413794</text:p>
          </table:table-cell>
          <table:table-cell table:formula="of:=IF(AND(COUNTIF([.$S$4:.$S$23];&quot;=&quot;&amp;[.N22]);SUM([.O$4:.O21])&lt;[.T$3]);1;0)" office:value-type="float" office:value="1" calcext:value-type="float">
            <text:p>1</text:p>
          </table:table-cell>
          <table:table-cell table:number-columns-repeated="2"/>
          <table:table-cell table:formula="of:=[.R21]+COUNTIF([.$N$4:.$N$23];&quot;=&quot;&amp;[.S21])" office:value-type="float" office:value="11" calcext:value-type="float">
            <text:p>11</text:p>
          </table:table-cell>
          <table:table-cell table:style-name="ce5" table:formula="of:=IF([.R22]&lt;=[.T$3];LARGE([.$N$4:.$N$23];[.R22]);&quot;&quot;)">
            <text:p/>
          </table:table-cell>
          <table:table-cell table:number-columns-repeated="2"/>
          <table:table-cell table:formula="of:=[.O22]+[.M22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4" calcext:value-type="float">
            <text:p>4</text:p>
          </table:table-cell>
          <table:table-cell table:formula="of:=[$Zamówienie.C22]" office:value-type="float" office:value="5" calcext:value-type="float">
            <text:p>5</text:p>
          </table:table-cell>
          <table:table-cell table:number-columns-repeated="5"/>
          <table:table-cell table:formula="of:=MAX(0;[.$B23]*[.I$2]-[.$C23])" office:value-type="float" office:value="14.7931034482759" calcext:value-type="float">
            <text:p>14,7931034482759</text:p>
          </table:table-cell>
          <table:table-cell table:formula="of:=MAX(0;[.$B23]*[.J$2]-[.$C23])" office:value-type="float" office:value="14.6701649175412" calcext:value-type="float">
            <text:p>14,6701649175412</text:p>
          </table:table-cell>
          <table:table-cell table:formula="of:=MAX(0;[.$B23]*[.K$2]-[.$C23])" office:value-type="float" office:value="14.6933545560583" calcext:value-type="float">
            <text:p>14,6933545560583</text:p>
          </table:table-cell>
          <table:table-cell/>
          <table:table-cell table:formula="of:=ROUNDDOWN([.K23])" office:value-type="float" office:value="14" calcext:value-type="float">
            <text:p>14</text:p>
          </table:table-cell>
          <table:table-cell table:formula="of:=[.I23]-[.M23]" office:value-type="float" office:value="0.793103448275861" calcext:value-type="float">
            <text:p>0,793103448275861</text:p>
          </table:table-cell>
          <table:table-cell table:formula="of:=IF(AND(COUNTIF([.$S$4:.$S$23];&quot;=&quot;&amp;[.N23]);SUM([.O$4:.O22])&lt;[.T$3]);1;0)" office:value-type="float" office:value="1" calcext:value-type="float">
            <text:p>1</text:p>
          </table:table-cell>
          <table:table-cell table:number-columns-repeated="2"/>
          <table:table-cell table:formula="of:=[.R22]+COUNTIF([.$N$4:.$N$23];&quot;=&quot;&amp;[.S22])" office:value-type="float" office:value="11" calcext:value-type="float">
            <text:p>11</text:p>
          </table:table-cell>
          <table:table-cell table:style-name="ce5" table:formula="of:=IF([.R23]&lt;=[.T$3];LARGE([.$N$4:.$N$23];[.R23]);&quot;&quot;)">
            <text:p/>
          </table:table-cell>
          <table:table-cell table:number-columns-repeated="2"/>
          <table:table-cell table:formula="of:=[.O23]+[.M23]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12">
          <table:table-cell table:number-columns-repeated="19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2"/>
          <table:table-cell table:number-columns-repeated="3"/>
          <table:table-cell table:style-name="Default"/>
          <table:table-cell table:number-columns-repeated="5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rcje</text:p>
          </table:table-cell>
        </table:table-row>
        <table:table-row table:style-name="ro1">
          <table:table-cell/>
          <table:table-cell table:style-name="ce5" table:formula="of:=IF([Zamówienie.G3]=0;&quot;&quot;;([Zamówienie.C3]+[Zamówienie.G3])/[Zamówienie.B3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" table:formula="of:=IF([Zamówienie.G4]=0;&quot;&quot;;([Zamówienie.C4]+[Zamówienie.G4])/[Zamówienie.B4])" office:value-type="float" office:value="4.9" calcext:value-type="float">
            <text:p>4,9</text:p>
          </table:table-cell>
        </table:table-row>
        <table:table-row table:style-name="ro1">
          <table:table-cell/>
          <table:table-cell table:style-name="ce5" table:formula="of:=IF([Zamówienie.G5]=0;&quot;&quot;;([Zamówienie.C5]+[Zamówienie.G5])/[Zamówienie.B5])" office:value-type="float" office:value="4.88888888888889" calcext:value-type="float">
            <text:p>4,88888888888889</text:p>
          </table:table-cell>
        </table:table-row>
        <table:table-row table:style-name="ro1">
          <table:table-cell/>
          <table:table-cell table:formula="of:=IF([Zamówienie.G6]=0;&quot;&quot;;([Zamówienie.C6]+[Zamówienie.G6])/[Zamówienie.B6])" office:value-type="float" office:value="4.88888888888889" calcext:value-type="float">
            <text:p>4,88888888888889</text:p>
          </table:table-cell>
        </table:table-row>
        <table:table-row table:style-name="ro1">
          <table:table-cell/>
          <table:table-cell table:formula="of:=IF([Zamówienie.G7]=0;&quot;&quot;;([Zamówienie.C7]+[Zamówienie.G7])/[Zamówienie.B7])" office:value-type="float" office:value="4.85714285714286" calcext:value-type="float">
            <text:p>4,85714285714286</text:p>
          </table:table-cell>
        </table:table-row>
        <table:table-row table:style-name="ro1">
          <table:table-cell/>
          <table:table-cell table:style-name="ce5" table:formula="of:=IF([Zamówienie.G8]=0;&quot;&quot;;([Zamówienie.C8]+[Zamówienie.G8])/[Zamówienie.B8])" office:value-type="float" office:value="4.9" calcext:value-type="float">
            <text:p>4,9</text:p>
          </table:table-cell>
        </table:table-row>
        <table:table-row table:style-name="ro1">
          <table:table-cell/>
          <table:table-cell table:formula="of:=IF([Zamówienie.G9]=0;&quot;&quot;;([Zamówienie.C9]+[Zamówienie.G9])/[Zamówienie.B9])" office:value-type="float" office:value="4.85714285714286" calcext:value-type="float">
            <text:p>4,85714285714286</text:p>
          </table:table-cell>
        </table:table-row>
        <table:table-row table:style-name="ro1">
          <table:table-cell/>
          <table:table-cell table:formula="of:=IF([Zamówienie.G10]=0;&quot;&quot;;([Zamówienie.C10]+[Zamówienie.G10])/[Zamówienie.B10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11]=0;&quot;&quot;;([Zamówienie.C11]+[Zamówienie.G11])/[Zamówienie.B11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" table:formula="of:=IF([Zamówienie.G12]=0;&quot;&quot;;([Zamówienie.C12]+[Zamówienie.G12])/[Zamówienie.B12])" office:value-type="float" office:value="4.85714285714286" calcext:value-type="float">
            <text:p>4,85714285714286</text:p>
          </table:table-cell>
        </table:table-row>
        <table:table-row table:style-name="ro1">
          <table:table-cell/>
          <table:table-cell table:style-name="ce5" table:formula="of:=IF([Zamówienie.G13]=0;&quot;&quot;;([Zamówienie.C13]+[Zamówienie.G13])/[Zamówienie.B13])" office:value-type="float" office:value="4.875" calcext:value-type="float">
            <text:p>4,875</text:p>
          </table:table-cell>
        </table:table-row>
        <table:table-row table:style-name="ro1">
          <table:table-cell/>
          <table:table-cell table:style-name="ce5" table:formula="of:=IF([Zamówienie.G14]=0;&quot;&quot;;([Zamówienie.C14]+[Zamówienie.G14])/[Zamówienie.B14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15]=0;&quot;&quot;;([Zamówienie.C15]+[Zamówienie.G15])/[Zamówienie.B15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16]=0;&quot;&quot;;([Zamówienie.C16]+[Zamówienie.G16])/[Zamówienie.B16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17]=0;&quot;&quot;;([Zamówienie.C17]+[Zamówienie.G17])/[Zamówienie.B17])">
            <text:p/>
          </table:table-cell>
        </table:table-row>
        <table:table-row table:style-name="ro1">
          <table:table-cell/>
          <table:table-cell table:formula="of:=IF([Zamówienie.G18]=0;&quot;&quot;;([Zamówienie.C18]+[Zamówienie.G18])/[Zamówienie.B18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19]=0;&quot;&quot;;([Zamówienie.C19]+[Zamówienie.G19])/[Zamówienie.B19])" office:value-type="float" office:value="4.9" calcext:value-type="float">
            <text:p>4,9</text:p>
          </table:table-cell>
        </table:table-row>
        <table:table-row table:style-name="ro1">
          <table:table-cell/>
          <table:table-cell table:formula="of:=IF([Zamówienie.G20]=0;&quot;&quot;;([Zamówienie.C20]+[Zamówienie.G20])/[Zamówienie.B20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21]=0;&quot;&quot;;([Zamówienie.C21]+[Zamówienie.G21])/[Zamówienie.B21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F([Zamówienie.G22]=0;&quot;&quot;;([Zamówienie.C22]+[Zamówienie.G22])/[Zamówienie.B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dchylenie maksymalne</text:p>
          </table:table-cell>
          <table:table-cell table:formula="of:=MAX([.B3:.B22])-MIN([.B4:.B22])" office:value-type="float" office:value="0.142857142857143" calcext:value-type="float">
            <text:p>0,142857142857143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0.0706286383949292" calcext:value-type="float">
            <text:p>0,0706286383949292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02:09:18.46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03:15:15.537000000</dc:date>
    <meta:editing-duration>PT48M33S</meta:editing-duration>
    <meta:editing-cycles>8</meta:editing-cycles>
    <meta:generator>LibreOffice/7.2.5.2$Windows_X86_64 LibreOffice_project/499f9727c189e6ef3471021d6132d4c694f357e5</meta:generator>
    <meta:document-statistic meta:table-count="3" meta:cell-count="379" meta:object-count="0"/>
  </office:meta>
</office:document-meta>
</file>